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replikace" svg:stroke-width="0.02cm" svg:stroke-color="#6b2394" draw:marker-start="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6b2394" draw:fill="none" fo:min-height="1.036cm"/>
    </style:style>
    <style:style style:name="gr5" style:family="graphic" style:parent-style-name="standard">
      <style:graphic-properties draw:stroke="none" svg:stroke-color="#6b2394" draw:fill="none" fo:min-height="0.1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style:font-size-asian="9pt" style:font-size-complex="9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9pt" fo:text-shadow="none" style:font-size-asian="9pt" style:font-size-complex="9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10pt" fo:text-shadow="none" style:font-size-asian="10pt" style:font-size-complex="10pt" fo:hyphenate="false"/>
    </style:style>
    <style:style style:name="T1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fo:font-family="'Ubuntu Light'" style:font-pitch="variable" fo:font-size="9pt" fo:text-shadow="none" style:font-size-asian="9pt" style:font-size-complex="9pt"/>
    </style:style>
    <style:style style:name="T3" style:family="text">
      <style:text-properties style:use-window-font-color="true" fo:font-family="'Ubuntu Light'" style:font-style-name="Light" style:font-pitch="variable" fo:font-size="9pt" fo:text-shadow="none" style:font-size-asian="9pt" style:font-size-complex="9pt"/>
    </style:style>
    <style:style style:name="T4" style:family="text">
      <style:text-properties style:use-window-font-color="true" fo:font-family="'Ubuntu Light'" style:font-style-name="Light" style:font-pitch="variable" fo:font-size="10pt" fo:text-shadow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6.8cm" svg:y1="3.688cm" svg:x2="8.3cm" svg:y2="4.488cm">
          <text:p/>
        </draw:line>
        <draw:line draw:style-name="gr1" draw:text-style-name="P1" draw:layer="layout" svg:x1="4.159cm" svg:y1="2.471cm" svg:x2="5.759cm" svg:y2="3.671cm">
          <text:p/>
        </draw:line>
        <draw:line draw:style-name="gr1" draw:text-style-name="P1" draw:layer="layout" svg:x1="6.8cm" svg:y1="1.288cm" svg:x2="8.239cm" svg:y2="1.316cm">
          <text:p/>
        </draw:line>
        <draw:line draw:style-name="gr1" draw:text-style-name="P1" draw:layer="layout" svg:x1="4.176cm" svg:y1="2.488cm" svg:x2="5.776cm" svg:y2="1.388cm">
          <text:p/>
        </draw:line>
        <draw:line draw:style-name="gr1" draw:text-style-name="P1" draw:layer="layout" svg:x1="1.7cm" svg:y1="2.472cm" svg:x2="3.149cm" svg:y2="2.472cm">
          <text:p/>
        </draw:line>
        <draw:g>
          <draw:g>
            <draw:custom-shape draw:style-name="gr2" draw:text-style-name="P1" draw:layer="layout" svg:width="1.2cm" svg:height="0.535cm" svg:x="0.592cm" svg:y="2.53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2cm" svg:height="0.256cm" svg:x="0.592cm" svg:y="2.5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2cm" svg:height="0.536cm" svg:x="0.592cm" svg:y="2.1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2cm" svg:height="0.256cm" svg:x="0.592cm" svg:y="2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2cm" svg:height="0.535cm" svg:x="0.592cm" svg:y="1.84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2cm" svg:height="0.268cm" svg:x="0.592cm" svg:y="1.8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" draw:text-style-name="P3" draw:layer="layout" svg:width="1.615cm" svg:height="1.286cm" svg:x="0.385cm" svg:y="1.272cm">
            <draw:text-box>
              <text:p text:style-name="P2"><text:span text:style-name="T1">master</text:span></text:p>
            </draw:text-box>
          </draw:frame>
        </draw:g>
        <draw:g>
          <draw:g>
            <draw:custom-shape draw:style-name="gr2" draw:text-style-name="P1" draw:layer="layout" svg:width="1.008cm" svg:height="0.449cm" svg:x="3.188cm" svg:y="2.52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8cm" svg:y="2.5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51cm" svg:x="3.188cm" svg:y="2.23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8cm" svg:y="2.2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49cm" svg:x="3.188cm" svg:y="1.9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25cm" svg:x="3.188cm" svg:y="1.9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1.008cm" svg:height="0.449cm" svg:x="3.189cm" svg:y="2.52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9cm" svg:y="2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51cm" svg:x="3.189cm" svg:y="2.23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9cm" svg:y="2.2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49cm" svg:x="3.189cm" svg:y="1.94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25cm" svg:x="3.189cm" svg:y="1.9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3" draw:layer="layout" svg:width="1.615cm" svg:height="0.607cm" svg:x="2.886cm" svg:y="1.371cm">
            <draw:text-box>
              <text:p text:style-name="P2"><text:span text:style-name="T2">slave1</text:span></text:p>
            </draw:text-box>
          </draw:frame>
        </draw:g>
        <draw:line draw:style-name="gr1" draw:text-style-name="P1" draw:layer="layout" svg:x1="6.8cm" svg:y1="3.688cm" svg:x2="8.3cm" svg:y2="2.888cm">
          <text:p/>
        </draw:line>
        <draw:g>
          <draw:g>
            <draw:custom-shape draw:style-name="gr2" draw:text-style-name="P1" draw:layer="layout" svg:width="1.008cm" svg:height="0.449cm" svg:x="8.302cm" svg:y="1.39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8.302cm" svg:y="1.4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51cm" svg:x="8.302cm" svg:y="1.1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8.302cm" svg:y="1.1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49cm" svg:x="8.302cm" svg:y="0.81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25cm" svg:x="8.302cm" svg:y="0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4" draw:layer="layout" svg:width="1.615cm" svg:height="0.607cm" svg:x="7.999cm" svg:y="0.312cm">
            <draw:text-box>
              <text:p text:style-name="P2"><text:span text:style-name="T3">slave3</text:span></text:p>
            </draw:text-box>
          </draw:frame>
        </draw:g>
        <draw:g>
          <draw:g>
            <draw:g>
              <draw:custom-shape draw:style-name="gr2" draw:text-style-name="P1" draw:layer="layout" svg:width="1.008cm" svg:height="0.449cm" svg:x="5.784cm" svg:y="1.36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1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5.784cm" svg:y="1.07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1.08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5.784cm" svg:y="0.78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5.784cm" svg:y="0.7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5.481cm" svg:y="0.21cm">
              <draw:text-box>
                <text:p text:style-name="P2"><text:span text:style-name="T2">slave2</text:span></text:p>
              </draw:text-box>
            </draw:frame>
          </draw:g>
          <draw:g>
            <draw:g>
              <draw:custom-shape draw:style-name="gr2" draw:text-style-name="P1" draw:layer="layout" svg:width="1.008cm" svg:height="0.449cm" svg:x="5.784cm" svg:y="3.685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3.6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5.784cm" svg:y="3.39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3.4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5.784cm" svg:y="3.10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5.784cm" svg:y="3.1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5" draw:layer="layout" svg:width="1.615cm" svg:height="0.645cm" svg:x="5.481cm" svg:y="2.531cm">
              <draw:text-box>
                <text:p text:style-name="P2"><text:span text:style-name="T4">slave2</text:span></text:p>
              </draw:text-box>
            </draw:frame>
          </draw:g>
        </draw:g>
        <draw:g>
          <draw:g>
            <draw:g>
              <draw:custom-shape draw:style-name="gr2" draw:text-style-name="P1" draw:layer="layout" svg:width="1.008cm" svg:height="0.449cm" svg:x="8.301cm" svg:y="2.926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1cm" svg:y="2.9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8.301cm" svg:y="2.633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1cm" svg:y="2.6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8.301cm" svg:y="2.3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8.301cm" svg:y="2.34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7.998cm" svg:y="1.823cm">
              <draw:text-box>
                <text:p text:style-name="P2"><text:span text:style-name="T2">slave3</text:span></text:p>
              </draw:text-box>
            </draw:frame>
          </draw:g>
          <draw:g>
            <draw:g>
              <draw:custom-shape draw:style-name="gr2" draw:text-style-name="P1" draw:layer="layout" svg:width="1.008cm" svg:height="0.449cm" svg:x="8.302cm" svg:y="4.44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2cm" svg:y="4.45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8.302cm" svg:y="4.15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2cm" svg:y="4.1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8.302cm" svg:y="3.86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8.302cm" svg:y="3.8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4" draw:layer="layout" svg:width="1.615cm" svg:height="0.607cm" svg:x="7.999cm" svg:y="3.341cm">
              <draw:text-box>
                <text:p text:style-name="P2"><text:span text:style-name="T3">slave3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marker draw:name="Arrow" svg:viewBox="0 0 20 30" svg:d="m10 0-10 30h20z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22T01:09:39</dc:date>
    <dc:creator>Markét </dc:creator>
    <meta:editing-duration>P1DT15H32M28S</meta:editing-duration>
    <meta:editing-cycles>10</meta:editing-cycles>
    <meta:generator>LibreOffice/3.5$Linux_x86 LibreOffice_project/350m1$Build-2</meta:generator>
    <meta:document-statistic meta:object-count="78"/>
  </office:meta>
</office:document-meta>
</file>